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159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c55a11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fo:color="#c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88pt" fo:letter-spacing="normal" fo:font-style="normal" style:text-underline-style="none" fo:font-weight="normal" style:font-size-asian="88pt" style:font-style-asian="normal" style:font-weight-asian="normal" style:font-size-complex="8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Determinism and Race Conditions</text:span></text:p>
          </draw:text-box>
        </draw:frame>
        <draw:frame draw:name="Subtitle 2" presentation:style-name="pr2" draw:text-style-name="P3" draw:layer="layout" svg:width="25.399cm" svg:height="4.598cm" svg:x="4.233cm" svg:y="10.00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erminism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Determinism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Lets define some processes.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Each prints one letter once as soon as it starts.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It will then pause for 1 second before printing the same letter again</text:span></text:p>
              </text:list-item>
            </text:list>
          </draw:text-box>
        </draw:frame>
        <draw:custom-shape draw:name="Rounded Rectangle 3" draw:style-name="gr2" draw:text-style-name="P9" draw:layer="layout" svg:width="4.09cm" svg:height="2.165cm" svg:x="6.554cm" svg:y="13.698cm">
          <text:p text:style-name="P8"><text:span text:style-name="T4">Print A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4" draw:style-name="gr2" draw:text-style-name="P9" draw:layer="layout" svg:width="4.09cm" svg:height="2.165cm" svg:x="12.11cm" svg:y="13.698cm">
          <text:p text:style-name="P8"><text:span text:style-name="T4">Print B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5" draw:style-name="gr2" draw:text-style-name="P9" draw:layer="layout" svg:width="4.09cm" svg:height="2.165cm" svg:x="17.666cm" svg:y="13.698cm">
          <text:p text:style-name="P8"><text:span text:style-name="T4">Print C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6" draw:style-name="gr2" draw:text-style-name="P9" draw:layer="layout" svg:width="4.09cm" svg:height="2.165cm" svg:x="23.222cm" svg:y="13.698cm">
          <text:p text:style-name="P8"><text:span text:style-name="T4">Print D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erminism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Determinism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Parallel starts all processes together and blocks progression until they are finished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Spawn starts all processes together without waiting for any to finish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Sequence will run processes one at a time until they are all don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erminism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Determinism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0"><text:span text:style-name="T3">process_list = [</text:span></text:p>
            <text:p text:style-name="P10"><text:span text:style-name="T3"><text:tab/></text:span><text:span text:style-name="T3">printA()</text:span><text:span text:style-name="T5">,</text:span></text:p>
            <text:p text:style-name="P10"><text:span text:style-name="T3"><text:tab/></text:span><text:span text:style-name="T3">printB()</text:span><text:span text:style-name="T5">,</text:span></text:p>
            <text:p text:style-name="P10"><text:span text:style-name="T3"><text:tab/></text:span><text:span text:style-name="T3">printC()</text:span><text:span text:style-name="T5">,</text:span></text:p>
            <text:p text:style-name="P10"><text:span text:style-name="T3"><text:tab/></text:span><text:span text:style-name="T3">printD()</text:span></text:p>
            <text:p text:style-name="P10"><text:span text:style-name="T3">]</text:span></text:p>
            <text:p text:style-name="P10"><text:span text:style-name="T3">Sequence (process_list)</text:span></text:p>
            <text:p text:style-name="P10"><text:span text:style-name="T3">print(</text:span><text:span text:style-name="T6">“Done”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erminism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Determinism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0"><text:span text:style-name="T3">process_list = [</text:span></text:p>
            <text:p text:style-name="P10"><text:span text:style-name="T3"><text:tab/></text:span><text:span text:style-name="T3">printA()</text:span><text:span text:style-name="T5">,</text:span></text:p>
            <text:p text:style-name="P10"><text:span text:style-name="T3"><text:tab/></text:span><text:span text:style-name="T3">printB()</text:span><text:span text:style-name="T5">,</text:span></text:p>
            <text:p text:style-name="P10"><text:span text:style-name="T3"><text:tab/></text:span><text:span text:style-name="T3">printC()</text:span><text:span text:style-name="T5">,</text:span></text:p>
            <text:p text:style-name="P10"><text:span text:style-name="T3"><text:tab/></text:span><text:span text:style-name="T3">printD()</text:span></text:p>
            <text:p text:style-name="P10"><text:span text:style-name="T3">]</text:span></text:p>
            <text:p text:style-name="P10"><text:span text:style-name="T3">Sequence (process_list)</text:span></text:p>
            <text:p text:style-name="P10"><text:span text:style-name="T3">print(</text:span><text:span text:style-name="T6">“Done”</text:span><text:span text:style-name="T3">)</text:span></text:p>
          </draw:text-box>
        </draw:frame>
        <draw:custom-shape draw:name="TextBox 2" draw:style-name="gr3" draw:text-style-name="P9" draw:layer="layout" svg:width="9.868cm" svg:height="7.871cm" svg:x="16.933cm" svg:y="6.597cm">
          <text:p text:style-name="P11"><text:span text:style-name="T7">A</text:span></text:p>
          <text:p text:style-name="P11"><text:span text:style-name="T7">A</text:span></text:p>
          <text:p text:style-name="P11"><text:span text:style-name="T7">B</text:span></text:p>
          <text:p text:style-name="P11"><text:span text:style-name="T7">B</text:span></text:p>
          <text:p text:style-name="P11"><text:span text:style-name="T7">C</text:span></text:p>
          <text:p text:style-name="P11"><text:span text:style-name="T7">C</text:span></text:p>
          <text:p text:style-name="P11"><text:span text:style-name="T7">D</text:span></text:p>
          <text:p text:style-name="P11"><text:span text:style-name="T7">D</text:span></text:p>
          <text:p text:style-name="P11"><text:span text:style-name="T7">Done</text:span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9" draw:layer="layout" svg:width="7.381cm" svg:height="1.013cm" svg:x="16.933cm" svg:y="5.571cm">
          <text:p text:style-name="P11"><text:span text:style-name="T4">Expected </text:span><text:span text:style-name="T4">Outp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erminism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Determinism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0"><text:span text:style-name="T3">process_list = [</text:span></text:p>
            <text:p text:style-name="P10"><text:span text:style-name="T3"><text:tab/></text:span><text:span text:style-name="T3">printA()</text:span><text:span text:style-name="T5">,</text:span></text:p>
            <text:p text:style-name="P10"><text:span text:style-name="T3"><text:tab/></text:span><text:span text:style-name="T3">printB()</text:span><text:span text:style-name="T5">,</text:span></text:p>
            <text:p text:style-name="P10"><text:span text:style-name="T3"><text:tab/></text:span><text:span text:style-name="T3">printC()</text:span><text:span text:style-name="T5">,</text:span></text:p>
            <text:p text:style-name="P10"><text:span text:style-name="T3"><text:tab/></text:span><text:span text:style-name="T3">printD()</text:span></text:p>
            <text:p text:style-name="P10"><text:span text:style-name="T3">]</text:span></text:p>
            <text:p text:style-name="P10"><text:span text:style-name="T3">Spawn (process_list)</text:span></text:p>
            <text:p text:style-name="P10"><text:span text:style-name="T3">print(</text:span><text:span text:style-name="T6">“Done”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erminism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Determinism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0"><text:span text:style-name="T3">process_list = [</text:span></text:p>
            <text:p text:style-name="P10"><text:span text:style-name="T3"><text:tab/></text:span><text:span text:style-name="T3">printA()</text:span><text:span text:style-name="T5">,</text:span></text:p>
            <text:p text:style-name="P10"><text:span text:style-name="T3"><text:tab/></text:span><text:span text:style-name="T3">printB()</text:span><text:span text:style-name="T5">,</text:span></text:p>
            <text:p text:style-name="P10"><text:span text:style-name="T3"><text:tab/></text:span><text:span text:style-name="T3">printC()</text:span><text:span text:style-name="T5">,</text:span></text:p>
            <text:p text:style-name="P10"><text:span text:style-name="T3"><text:tab/></text:span><text:span text:style-name="T3">printD()</text:span></text:p>
            <text:p text:style-name="P10"><text:span text:style-name="T3">]</text:span></text:p>
            <text:p text:style-name="P10"><text:span text:style-name="T3">Spawn (process_list)</text:span></text:p>
            <text:p text:style-name="P10"><text:span text:style-name="T3">print(</text:span><text:span text:style-name="T6">“Done”</text:span><text:span text:style-name="T3">)</text:span></text:p>
          </draw:text-box>
        </draw:frame>
        <draw:custom-shape draw:name="TextBox 3" draw:style-name="gr3" draw:text-style-name="P9" draw:layer="layout" svg:width="9.868cm" svg:height="7.871cm" svg:x="16.933cm" svg:y="6.597cm">
          <text:p text:style-name="P11"><text:span text:style-name="T7">A</text:span></text:p>
          <text:p text:style-name="P11"><text:span text:style-name="T7">B</text:span></text:p>
          <text:p text:style-name="P11"><text:span text:style-name="T7">C</text:span></text:p>
          <text:p text:style-name="P11"><text:span text:style-name="T7">D</text:span></text:p>
          <text:p text:style-name="P11"><text:span text:style-name="T7">Done</text:span></text:p>
          <text:p text:style-name="P11"><text:span text:style-name="T7">A</text:span></text:p>
          <text:p text:style-name="P11"><text:span text:style-name="T7">B</text:span></text:p>
          <text:p text:style-name="P11"><text:span text:style-name="T7">C</text:span></text:p>
          <text:p text:style-name="P11"><text:span text:style-name="T7">D</text:span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9" draw:layer="layout" svg:width="7.381cm" svg:height="1.013cm" svg:x="16.933cm" svg:y="5.571cm">
          <text:p text:style-name="P11"><text:span text:style-name="T4">Expected </text:span><text:span text:style-name="T4">Outp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erminism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Determinism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0"><text:span text:style-name="T3">process_list = [</text:span></text:p>
            <text:p text:style-name="P10"><text:span text:style-name="T3"><text:tab/></text:span><text:span text:style-name="T3">printA()</text:span><text:span text:style-name="T5">,</text:span></text:p>
            <text:p text:style-name="P10"><text:span text:style-name="T3"><text:tab/></text:span><text:span text:style-name="T3">printB()</text:span><text:span text:style-name="T5">,</text:span></text:p>
            <text:p text:style-name="P10"><text:span text:style-name="T3"><text:tab/></text:span><text:span text:style-name="T3">printC()</text:span><text:span text:style-name="T5">,</text:span></text:p>
            <text:p text:style-name="P10"><text:span text:style-name="T3"><text:tab/></text:span><text:span text:style-name="T3">printD()</text:span></text:p>
            <text:p text:style-name="P10"><text:span text:style-name="T3">]</text:span></text:p>
            <text:p text:style-name="P10"><text:span text:style-name="T3">Parallel (process_list)</text:span></text:p>
            <text:p text:style-name="P10"><text:span text:style-name="T3">print(</text:span><text:span text:style-name="T6">“Done”</text:span><text:span text:style-name="T3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erminism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Determinism</text:span></text:p>
          </draw:text-box>
        </draw:frame>
        <draw:frame draw:name="Content Placeholder 2" presentation:style-name="pr7" draw:text-style-name="P7" draw:layer="layout" svg:width="29.209cm" svg:height="12.086cm" svg:x="2.328cm" svg:y="5.071cm" presentation:class="outline" presentation:user-transformed="true">
          <draw:text-box>
            <text:p text:style-name="P10"><text:span text:style-name="T3">process_list = [</text:span></text:p>
            <text:p text:style-name="P10"><text:span text:style-name="T3"><text:tab/></text:span><text:span text:style-name="T3">printA()</text:span><text:span text:style-name="T5">,</text:span></text:p>
            <text:p text:style-name="P10"><text:span text:style-name="T3"><text:tab/></text:span><text:span text:style-name="T3">printB()</text:span><text:span text:style-name="T5">,</text:span></text:p>
            <text:p text:style-name="P10"><text:span text:style-name="T3"><text:tab/></text:span><text:span text:style-name="T3">printC()</text:span><text:span text:style-name="T5">,</text:span></text:p>
            <text:p text:style-name="P10"><text:span text:style-name="T3"><text:tab/></text:span><text:span text:style-name="T3">printD()</text:span></text:p>
            <text:p text:style-name="P10"><text:span text:style-name="T3">]</text:span></text:p>
            <text:p text:style-name="P10"><text:span text:style-name="T3">Parallel (process_list)</text:span></text:p>
            <text:p text:style-name="P10"><text:span text:style-name="T3">print(</text:span><text:span text:style-name="T6">“Done”</text:span><text:span text:style-name="T3">)</text:span></text:p>
          </draw:text-box>
        </draw:frame>
        <draw:custom-shape draw:name="TextBox 3" draw:style-name="gr3" draw:text-style-name="P9" draw:layer="layout" svg:width="9.868cm" svg:height="7.871cm" svg:x="16.933cm" svg:y="6.597cm">
          <text:p text:style-name="P11"><text:span text:style-name="T7">A</text:span></text:p>
          <text:p text:style-name="P11"><text:span text:style-name="T7">B</text:span></text:p>
          <text:p text:style-name="P11"><text:span text:style-name="T7">C</text:span></text:p>
          <text:p text:style-name="P11"><text:span text:style-name="T7">D</text:span></text:p>
          <text:p text:style-name="P11"><text:span text:style-name="T7">A</text:span></text:p>
          <text:p text:style-name="P11"><text:span text:style-name="T7">B</text:span></text:p>
          <text:p text:style-name="P11"><text:span text:style-name="T7">C</text:span></text:p>
          <text:p text:style-name="P11"><text:span text:style-name="T7">D</text:span></text:p>
          <text:p text:style-name="P11"><text:span text:style-name="T7">Done</text:span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9" draw:layer="layout" svg:width="7.381cm" svg:height="1.013cm" svg:x="16.933cm" svg:y="5.571cm">
          <text:p text:style-name="P11"><text:span text:style-name="T4">Expected </text:span><text:span text:style-name="T4">Outpu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terminism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Determinism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If you can work out the outcome of a programme before it runs, it is </text:span><text:span text:style-name="T8">Deterministic</text:span><text:span text:style-name="T3"> in nature.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CSP programmes are almost never deterministic.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Process scheduling is (effectively) hidden and unknowabl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ce 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Race Conditions</text:span></text:p>
          </draw:text-box>
        </draw:frame>
        <draw:custom-shape draw:name="Rounded Rectangle 26" draw:style-name="gr2" draw:text-style-name="P9" draw:layer="layout" svg:width="4.09cm" svg:height="2.165cm" svg:x="7.706cm" svg:y="9.826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7" draw:style-name="gr2" draw:text-style-name="P9" draw:layer="layout" svg:width="4.09cm" svg:height="2.165cm" svg:x="14.361cm" svg:y="9.826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8" draw:style-name="gr2" draw:text-style-name="P9" draw:layer="layout" svg:width="4.09cm" svg:height="2.165cm" svg:x="21.016cm" svg:y="9.826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29" draw:style-name="gr5" draw:text-style-name="P12" draw:layer="layout" svg:width="2.563cm" svg:height="0.001cm" svg:x="18.452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0" draw:style-name="gr5" draw:text-style-name="P12" draw:layer="layout" svg:width="2.563cm" svg:height="0.001cm" svg:x="11.797cm" svg:y="10.90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ce 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Race Conditions</text:span></text:p>
          </draw:text-box>
        </draw:frame>
        <draw:custom-shape draw:name="TextBox 7" draw:style-name="gr4" draw:text-style-name="P9" draw:layer="layout" svg:width="3.386cm" svg:height="3.975cm" svg:x="3.038cm" svg:y="8.899cm">
          <text:p text:style-name="P11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9" draw:layer="layout" svg:width="3.386cm" svg:height="3.975cm" svg:x="27.185cm" svg:y="8.743cm">
          <text:p text:style-name="P11"><text:span text:style-name="T9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9" draw:style-name="gr2" draw:text-style-name="P9" draw:layer="layout" svg:width="4.09cm" svg:height="2.165cm" svg:x="7.706cm" svg:y="9.826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2" draw:text-style-name="P9" draw:layer="layout" svg:width="4.09cm" svg:height="2.165cm" svg:x="14.361cm" svg:y="9.826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gr2" draw:text-style-name="P9" draw:layer="layout" svg:width="4.09cm" svg:height="2.165cm" svg:x="21.016cm" svg:y="9.826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2" draw:style-name="gr5" draw:text-style-name="P12" draw:layer="layout" svg:width="2.563cm" svg:height="0.001cm" svg:x="18.452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5" draw:text-style-name="P12" draw:layer="layout" svg:width="2.563cm" svg:height="0.001cm" svg:x="11.797cm" svg:y="10.90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ce 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Race Conditions</text:span></text:p>
          </draw:text-box>
        </draw:frame>
        <draw:custom-shape draw:name="TextBox 7" draw:style-name="gr4" draw:text-style-name="P9" draw:layer="layout" svg:width="3.386cm" svg:height="3.975cm" svg:x="3.038cm" svg:y="8.899cm">
          <text:p text:style-name="P11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" draw:text-style-name="P9" draw:layer="layout" svg:width="3.386cm" svg:height="3.975cm" svg:x="27.185cm" svg:y="8.743cm">
          <text:p text:style-name="P11"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9" draw:style-name="gr2" draw:text-style-name="P9" draw:layer="layout" svg:width="4.09cm" svg:height="2.165cm" svg:x="7.706cm" svg:y="9.826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2" draw:text-style-name="P9" draw:layer="layout" svg:width="4.09cm" svg:height="2.165cm" svg:x="14.361cm" svg:y="9.826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1" draw:style-name="gr2" draw:text-style-name="P9" draw:layer="layout" svg:width="4.09cm" svg:height="2.165cm" svg:x="21.016cm" svg:y="9.826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2" draw:style-name="gr5" draw:text-style-name="P12" draw:layer="layout" svg:width="2.563cm" svg:height="0.001cm" svg:x="18.452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3" draw:style-name="gr5" draw:text-style-name="P12" draw:layer="layout" svg:width="2.563cm" svg:height="0.001cm" svg:x="11.797cm" svg:y="10.90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ce 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Race Conditions</text:span></text:p>
          </draw:text-box>
        </draw:frame>
        <draw:custom-shape draw:name="Rounded Rectangle 16" draw:style-name="gr2" draw:text-style-name="P9" draw:layer="layout" svg:width="4.09cm" svg:height="2.165cm" svg:x="7.706cm" svg:y="9.826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2" draw:text-style-name="P9" draw:layer="layout" svg:width="4.09cm" svg:height="2.165cm" svg:x="14.361cm" svg:y="9.826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8" draw:style-name="gr2" draw:text-style-name="P9" draw:layer="layout" svg:width="4.09cm" svg:height="2.165cm" svg:x="21.016cm" svg:y="9.826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9" draw:style-name="gr5" draw:text-style-name="P12" draw:layer="layout" svg:width="2.563cm" svg:height="0.001cm" svg:x="18.452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5" draw:text-style-name="P12" draw:layer="layout" svg:width="2.563cm" svg:height="0.001cm" svg:x="11.797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7" draw:style-name="gr2" draw:text-style-name="P9" draw:layer="layout" svg:width="4.09cm" svg:height="2.165cm" svg:x="7.706cm" svg:y="13.074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" draw:text-style-name="P9" draw:layer="layout" svg:width="4.09cm" svg:height="2.165cm" svg:x="14.361cm" svg:y="13.074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2" draw:text-style-name="P9" draw:layer="layout" svg:width="4.09cm" svg:height="2.165cm" svg:x="21.016cm" svg:y="13.074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0" draw:style-name="gr5" draw:text-style-name="P12" draw:layer="layout" svg:width="2.563cm" svg:height="0.001cm" svg:x="18.452cm" svg:y="14.1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5" draw:text-style-name="P12" draw:layer="layout" svg:width="2.563cm" svg:height="0.001cm" svg:x="11.797cm" svg:y="14.1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2" draw:style-name="gr2" draw:text-style-name="P9" draw:layer="layout" svg:width="4.09cm" svg:height="2.165cm" svg:x="7.706cm" svg:y="6.577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2" draw:text-style-name="P9" draw:layer="layout" svg:width="4.09cm" svg:height="2.165cm" svg:x="14.361cm" svg:y="6.577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4" draw:style-name="gr2" draw:text-style-name="P9" draw:layer="layout" svg:width="4.09cm" svg:height="2.165cm" svg:x="21.016cm" svg:y="6.577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5" draw:style-name="gr5" draw:text-style-name="P12" draw:layer="layout" svg:width="2.563cm" svg:height="0.001cm" svg:x="18.452cm" svg:y="7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5" draw:text-style-name="P12" draw:layer="layout" svg:width="2.563cm" svg:height="0.001cm" svg:x="11.797cm" svg:y="7.6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ce 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Race Conditions</text:span></text:p>
          </draw:text-box>
        </draw:frame>
        <draw:custom-shape draw:name="Rounded Rectangle 16" draw:style-name="gr2" draw:text-style-name="P9" draw:layer="layout" svg:width="4.09cm" svg:height="2.165cm" svg:x="7.706cm" svg:y="9.826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2" draw:text-style-name="P9" draw:layer="layout" svg:width="4.09cm" svg:height="2.165cm" svg:x="14.361cm" svg:y="9.826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8" draw:style-name="gr2" draw:text-style-name="P9" draw:layer="layout" svg:width="4.09cm" svg:height="2.165cm" svg:x="21.016cm" svg:y="9.826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9" draw:style-name="gr5" draw:text-style-name="P12" draw:layer="layout" svg:width="2.563cm" svg:height="0.001cm" svg:x="18.452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5" draw:text-style-name="P12" draw:layer="layout" svg:width="2.563cm" svg:height="0.001cm" svg:x="11.797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7" draw:style-name="gr2" draw:text-style-name="P9" draw:layer="layout" svg:width="4.09cm" svg:height="2.165cm" svg:x="7.706cm" svg:y="13.074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" draw:text-style-name="P9" draw:layer="layout" svg:width="4.09cm" svg:height="2.165cm" svg:x="14.361cm" svg:y="13.074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2" draw:text-style-name="P9" draw:layer="layout" svg:width="4.09cm" svg:height="2.165cm" svg:x="21.016cm" svg:y="13.074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0" draw:style-name="gr5" draw:text-style-name="P12" draw:layer="layout" svg:width="2.563cm" svg:height="0.001cm" svg:x="18.452cm" svg:y="14.1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5" draw:text-style-name="P12" draw:layer="layout" svg:width="2.563cm" svg:height="0.001cm" svg:x="11.797cm" svg:y="14.1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2" draw:style-name="gr2" draw:text-style-name="P9" draw:layer="layout" svg:width="4.09cm" svg:height="2.165cm" svg:x="7.706cm" svg:y="6.577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2" draw:text-style-name="P9" draw:layer="layout" svg:width="4.09cm" svg:height="2.165cm" svg:x="14.361cm" svg:y="6.577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4" draw:style-name="gr2" draw:text-style-name="P9" draw:layer="layout" svg:width="4.09cm" svg:height="2.165cm" svg:x="21.016cm" svg:y="6.577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5" draw:style-name="gr5" draw:text-style-name="P12" draw:layer="layout" svg:width="2.563cm" svg:height="0.001cm" svg:x="18.452cm" svg:y="7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5" draw:text-style-name="P12" draw:layer="layout" svg:width="2.563cm" svg:height="0.001cm" svg:x="11.797cm" svg:y="7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" draw:style-name="gr4" draw:text-style-name="P9" draw:layer="layout" svg:width="3.386cm" svg:height="3.975cm" svg:x="3.038cm" svg:y="8.899cm">
          <text:p text:style-name="P11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9" draw:layer="layout" svg:width="3.386cm" svg:height="3.975cm" svg:x="27.185cm" svg:y="8.743cm">
          <text:p text:style-name="P11"><text:span text:style-name="T9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ce 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Race Conditions</text:span></text:p>
          </draw:text-box>
        </draw:frame>
        <draw:custom-shape draw:name="Rounded Rectangle 16" draw:style-name="gr2" draw:text-style-name="P9" draw:layer="layout" svg:width="4.09cm" svg:height="2.165cm" svg:x="7.706cm" svg:y="9.826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2" draw:text-style-name="P9" draw:layer="layout" svg:width="4.09cm" svg:height="2.165cm" svg:x="14.361cm" svg:y="9.826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8" draw:style-name="gr2" draw:text-style-name="P9" draw:layer="layout" svg:width="4.09cm" svg:height="2.165cm" svg:x="21.016cm" svg:y="9.826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9" draw:style-name="gr5" draw:text-style-name="P12" draw:layer="layout" svg:width="2.563cm" svg:height="0.001cm" svg:x="18.452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5" draw:text-style-name="P12" draw:layer="layout" svg:width="2.563cm" svg:height="0.001cm" svg:x="11.797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7" draw:style-name="gr2" draw:text-style-name="P9" draw:layer="layout" svg:width="4.09cm" svg:height="2.165cm" svg:x="7.706cm" svg:y="13.074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" draw:text-style-name="P9" draw:layer="layout" svg:width="4.09cm" svg:height="2.165cm" svg:x="14.361cm" svg:y="13.074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2" draw:text-style-name="P9" draw:layer="layout" svg:width="4.09cm" svg:height="2.165cm" svg:x="21.016cm" svg:y="13.074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0" draw:style-name="gr5" draw:text-style-name="P12" draw:layer="layout" svg:width="2.563cm" svg:height="0.001cm" svg:x="18.452cm" svg:y="14.1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5" draw:text-style-name="P12" draw:layer="layout" svg:width="2.563cm" svg:height="0.001cm" svg:x="11.797cm" svg:y="14.1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2" draw:style-name="gr2" draw:text-style-name="P9" draw:layer="layout" svg:width="4.09cm" svg:height="2.165cm" svg:x="7.706cm" svg:y="6.577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2" draw:text-style-name="P9" draw:layer="layout" svg:width="4.09cm" svg:height="2.165cm" svg:x="14.361cm" svg:y="6.577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4" draw:style-name="gr2" draw:text-style-name="P9" draw:layer="layout" svg:width="4.09cm" svg:height="2.165cm" svg:x="21.016cm" svg:y="6.577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5" draw:style-name="gr5" draw:text-style-name="P12" draw:layer="layout" svg:width="2.563cm" svg:height="0.001cm" svg:x="18.452cm" svg:y="7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5" draw:text-style-name="P12" draw:layer="layout" svg:width="2.563cm" svg:height="0.001cm" svg:x="11.797cm" svg:y="7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" draw:style-name="gr4" draw:text-style-name="P9" draw:layer="layout" svg:width="3.386cm" svg:height="3.975cm" svg:x="3.038cm" svg:y="8.899cm">
          <text:p text:style-name="P11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9" draw:layer="layout" svg:width="3.386cm" svg:height="3.975cm" svg:x="27.185cm" svg:y="8.743cm">
          <text:p text:style-name="P11"><text:span text:style-name="T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ce 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Race Conditions</text:span></text:p>
          </draw:text-box>
        </draw:frame>
        <draw:custom-shape draw:name="Rounded Rectangle 16" draw:style-name="gr2" draw:text-style-name="P9" draw:layer="layout" svg:width="4.09cm" svg:height="2.165cm" svg:x="7.706cm" svg:y="9.826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2" draw:text-style-name="P9" draw:layer="layout" svg:width="4.09cm" svg:height="2.165cm" svg:x="14.361cm" svg:y="9.826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8" draw:style-name="gr2" draw:text-style-name="P9" draw:layer="layout" svg:width="4.09cm" svg:height="2.165cm" svg:x="21.016cm" svg:y="9.826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9" draw:style-name="gr5" draw:text-style-name="P12" draw:layer="layout" svg:width="2.563cm" svg:height="0.001cm" svg:x="18.452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5" draw:text-style-name="P12" draw:layer="layout" svg:width="2.563cm" svg:height="0.001cm" svg:x="11.797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7" draw:style-name="gr2" draw:text-style-name="P9" draw:layer="layout" svg:width="4.09cm" svg:height="2.165cm" svg:x="7.706cm" svg:y="13.074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" draw:text-style-name="P9" draw:layer="layout" svg:width="4.09cm" svg:height="2.165cm" svg:x="14.361cm" svg:y="13.074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2" draw:text-style-name="P9" draw:layer="layout" svg:width="4.09cm" svg:height="2.165cm" svg:x="21.016cm" svg:y="13.074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0" draw:style-name="gr5" draw:text-style-name="P12" draw:layer="layout" svg:width="2.563cm" svg:height="0.001cm" svg:x="18.452cm" svg:y="14.1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5" draw:text-style-name="P12" draw:layer="layout" svg:width="2.563cm" svg:height="0.001cm" svg:x="11.797cm" svg:y="14.1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2" draw:style-name="gr2" draw:text-style-name="P9" draw:layer="layout" svg:width="4.09cm" svg:height="2.165cm" svg:x="7.706cm" svg:y="6.577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2" draw:text-style-name="P9" draw:layer="layout" svg:width="4.09cm" svg:height="2.165cm" svg:x="14.361cm" svg:y="6.577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4" draw:style-name="gr2" draw:text-style-name="P9" draw:layer="layout" svg:width="4.09cm" svg:height="2.165cm" svg:x="21.016cm" svg:y="6.577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5" draw:style-name="gr5" draw:text-style-name="P12" draw:layer="layout" svg:width="2.563cm" svg:height="0.001cm" svg:x="18.452cm" svg:y="7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5" draw:text-style-name="P12" draw:layer="layout" svg:width="2.563cm" svg:height="0.001cm" svg:x="11.797cm" svg:y="7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" draw:style-name="gr4" draw:text-style-name="P9" draw:layer="layout" svg:width="3.386cm" svg:height="3.975cm" svg:x="3.038cm" svg:y="8.899cm">
          <text:p text:style-name="P11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9" draw:layer="layout" svg:width="3.386cm" svg:height="3.975cm" svg:x="27.185cm" svg:y="8.743cm">
          <text:p text:style-name="P11"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ce Conditions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Race Conditions</text:span></text:p>
          </draw:text-box>
        </draw:frame>
        <draw:custom-shape draw:name="Rounded Rectangle 16" draw:style-name="gr2" draw:text-style-name="P9" draw:layer="layout" svg:width="4.09cm" svg:height="2.165cm" svg:x="7.706cm" svg:y="9.826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2" draw:text-style-name="P9" draw:layer="layout" svg:width="4.09cm" svg:height="2.165cm" svg:x="14.361cm" svg:y="9.826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8" draw:style-name="gr2" draw:text-style-name="P9" draw:layer="layout" svg:width="4.09cm" svg:height="2.165cm" svg:x="21.016cm" svg:y="9.826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9" draw:style-name="gr5" draw:text-style-name="P12" draw:layer="layout" svg:width="2.563cm" svg:height="0.001cm" svg:x="18.452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5" draw:text-style-name="P12" draw:layer="layout" svg:width="2.563cm" svg:height="0.001cm" svg:x="11.797cm" svg:y="10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7" draw:style-name="gr2" draw:text-style-name="P9" draw:layer="layout" svg:width="4.09cm" svg:height="2.165cm" svg:x="7.706cm" svg:y="13.074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" draw:text-style-name="P9" draw:layer="layout" svg:width="4.09cm" svg:height="2.165cm" svg:x="14.361cm" svg:y="13.074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2" draw:text-style-name="P9" draw:layer="layout" svg:width="4.09cm" svg:height="2.165cm" svg:x="21.016cm" svg:y="13.074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0" draw:style-name="gr5" draw:text-style-name="P12" draw:layer="layout" svg:width="2.563cm" svg:height="0.001cm" svg:x="18.452cm" svg:y="14.1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" draw:style-name="gr5" draw:text-style-name="P12" draw:layer="layout" svg:width="2.563cm" svg:height="0.001cm" svg:x="11.797cm" svg:y="14.1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ounded Rectangle 12" draw:style-name="gr2" draw:text-style-name="P9" draw:layer="layout" svg:width="4.09cm" svg:height="2.165cm" svg:x="7.706cm" svg:y="6.577cm">
          <text:p text:style-name="P8"><text:span text:style-name="T4">Read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" draw:style-name="gr2" draw:text-style-name="P9" draw:layer="layout" svg:width="4.09cm" svg:height="2.165cm" svg:x="14.361cm" svg:y="6.577cm">
          <text:p text:style-name="P8"><text:span text:style-name="T4">Add 1 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4" draw:style-name="gr2" draw:text-style-name="P9" draw:layer="layout" svg:width="4.09cm" svg:height="2.165cm" svg:x="21.016cm" svg:y="6.577cm">
          <text:p text:style-name="P8"><text:span text:style-name="T4">Write number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5" draw:style-name="gr5" draw:text-style-name="P12" draw:layer="layout" svg:width="2.563cm" svg:height="0.001cm" svg:x="18.452cm" svg:y="7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1" draw:style-name="gr5" draw:text-style-name="P12" draw:layer="layout" svg:width="2.563cm" svg:height="0.001cm" svg:x="11.797cm" svg:y="7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" draw:style-name="gr4" draw:text-style-name="P9" draw:layer="layout" svg:width="3.386cm" svg:height="3.975cm" svg:x="3.038cm" svg:y="8.899cm">
          <text:p text:style-name="P11"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6" draw:text-style-name="P13" draw:layer="layout" svg:width="6.089cm" svg:height="3.975cm" svg:x="25.661cm" svg:y="8.743cm">
          <text:p text:style-name="P11"><text:span text:style-name="T9">2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ce Conditions_clipboard0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Race Conditions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To avoid race conditions, never share memory.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You could be cunning and use a system of locks.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Cunning is one step away from stupid though.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So just avoid sharing resourc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Debugging CSP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Systems will break in unexpected ways.</text:span></text:p>
                <text:p text:style-name="P6"><text:span text:style-name="T3"/></text:p>
              </text:list-item>
              <text:list-item>
                <text:p text:style-name="P6"><text:span text:style-name="T3">Systems can be large and difficult to reason about.</text:span></text:p>
                <text:p text:style-name="P6"><text:span text:style-name="T3"/></text:p>
              </text:list-item>
              <text:list-item>
                <text:p text:style-name="P6"><text:span text:style-name="T3">Systems will behave non-deterministically.</text:span></text:p>
                <text:p text:style-name="P6"><text:span text:style-name="T3"/></text:p>
              </text:list-item>
              <text:list-item>
                <text:p text:style-name="P6"><text:span text:style-name="T3">So how can we debug them?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Debugging CSP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There is no set way!</text:span></text:p>
                <text:p text:style-name="P6"><text:span text:style-name="T3"/></text:p>
              </text:list-item>
              <text:list-item>
                <text:p text:style-name="P6"><text:span text:style-name="T3">Debuggers built into IDEs might help as a starting point, maybe.</text:span></text:p>
                <text:p text:style-name="P6"><text:span text:style-name="T3"/></text:p>
              </text:list-item>
              <text:list-item>
                <text:p text:style-name="P6"><text:span text:style-name="T3">You’ll probably need to rely on print statements.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draw:frame draw:name="Title 1" presentation:style-name="pr4" draw:text-style-name="P5" draw:layer="layout" svg:width="29.209cm" svg:height="3.681cm" svg:x="2.328cm" svg:y="1.014cm" presentation:class="title" presentation:user-transformed="true">
          <draw:text-box>
            <text:p text:style-name="P1"><text:span text:style-name="T2">Debugging CSP</text:span></text:p>
          </draw:text-box>
        </draw:frame>
        <draw:frame draw:name="Content Placeholder 2" presentation:style-name="pr5" draw:text-style-name="P7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6"><text:span text:style-name="T3">Print statements are tricky though.</text:span></text:p>
                <text:p text:style-name="P6"><text:span text:style-name="T3"/></text:p>
              </text:list-item>
              <text:list-item>
                <text:p text:style-name="P6"><text:span text:style-name="T3">They can occur out of order.</text:span></text:p>
                <text:p text:style-name="P6"><text:span text:style-name="T3"/></text:p>
              </text:list-item>
              <text:list-item>
                <text:p text:style-name="P6"><text:span text:style-name="T3">They can take a long time to print.</text:span></text:p>
                <text:p text:style-name="P6"><text:span text:style-name="T3"/></text:p>
              </text:list-item>
              <text:list-item>
                <text:p text:style-name="P6"><text:span text:style-name="T3">They will also be overwritten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1-27">11/27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0" draw:layer="backgroundobjects" svg:width="29.209cm" svg:height="3.681cm" svg:x="2.328cm" svg:y="1.014cm" presentation:class="title" presentation:user-transformed="true">
        <draw:text-box>
          <text:p text:style-name="MP5"><text:span text:style-name="MT4">Click to edit Master title styl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1"><text:span text:style-name="MT5">Edit Master text styles</text:span></text:p>
              <text:list>
                <text:list-item>
                  <text:p text:style-name="MP12"><text:span text:style-name="MT6">Second level</text:span></text:p>
                  <text:list>
                    <text:list-item>
                      <text:p text:style-name="MP12"><text:span text:style-name="MT7">Third level</text:span></text:p>
                      <text:list>
                        <text:list-item>
                          <text:p text:style-name="MP12"><text:span text:style-name="MT8">Fourth level</text:span></text:p>
                          <text:list>
                            <text:list-item>
                              <text:p text:style-name="MP12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8-11-27">11/27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eterminism and Race Conditions</dc:title>
    <meta:initial-creator>Windows User</meta:initial-creator>
    <meta:editing-cycles>14</meta:editing-cycles>
    <meta:creation-date>2018-10-29T11:41:03</meta:creation-date>
    <dc:date>2018-11-27T15:28:11.818150161</dc:date>
    <meta:editing-duration>PT5H36M25S</meta:editing-duration>
    <meta:generator>LibreOffice/6.0.6.2$Linux_X86_64 LibreOffice_project/00m0$Build-2</meta:generator>
    <meta:document-statistic meta:object-count="22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